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04" officeooo:paragraph-rsid="000fca04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ca04" officeooo:paragraph-rsid="000fca0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7108a" officeooo:paragraph-rsid="0017108a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ca04" officeooo:paragraph-rsid="000fca0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fca04" officeooo:paragraph-rsid="028b0e9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fca04" officeooo:paragraph-rsid="028e215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28e215e" officeooo:paragraph-rsid="028e215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1f102e4" officeooo:paragraph-rsid="000fca0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28e215e" officeooo:paragraph-rsid="028e215e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2722da7" officeooo:paragraph-rsid="02722da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fca04" officeooo:paragraph-rsid="000fca0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267d835" officeooo:paragraph-rsid="026e371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fca04" officeooo:paragraph-rsid="01e6aac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6a2f89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fadeca" officeooo:paragraph-rsid="0262dce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28e215e" officeooo:paragraph-rsid="028e215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267d835" officeooo:paragraph-rsid="026e371a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267d835" officeooo:paragraph-rsid="026e371a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2a0e55f" officeooo:paragraph-rsid="02a2a9a6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29f5f9b" officeooo:paragraph-rsid="029f5f9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2a0e55f" officeooo:paragraph-rsid="02a2a9a6" style:font-size-asian="12pt" style:font-weight-asian="normal" style:font-size-complex="12pt" style:font-weight-complex="normal"/>
    </style:style>
    <style:style style:name="T1" style:family="text">
      <style:text-properties officeooo:rsid="019191c8"/>
    </style:style>
    <style:style style:name="T2" style:family="text">
      <style:text-properties fo:font-weight="bold" officeooo:rsid="029645ff" style:font-weight-asian="bold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28e215e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7" style:family="text">
      <style:text-properties officeooo:rsid="0289c078"/>
    </style:style>
    <style:style style:name="T8" style:family="text">
      <style:text-properties fo:font-size="12pt" fo:font-weight="normal" officeooo:rsid="028b0e97" style:font-size-asian="12pt" style:font-weight-asian="normal" style:font-size-complex="12pt" style:font-weight-complex="normal"/>
    </style:style>
    <style:style style:name="T9" style:family="text">
      <style:text-properties officeooo:rsid="029645ff"/>
    </style:style>
    <style:style style:name="T10" style:family="text">
      <style:text-properties officeooo:rsid="0299a3e6"/>
    </style:style>
    <style:style style:name="T11" style:family="text">
      <style:text-properties officeooo:rsid="029d73ef"/>
    </style:style>
    <style:style style:name="T12" style:family="text">
      <style:text-properties officeooo:rsid="02a2a9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ção à programação paralela</text:p>
      <text:p text:style-name="P3">Gabriel Martins de Miranda – 13/0111350</text:p>
      <text:p text:style-name="P1"/>
      <text:p text:style-name="P4">1. Título do capítulo</text:p>
      <text:p text:style-name="P15"><text:tab/><text:span text:style-name="T7">Performace.</text:span></text:p>
      <text:p text:style-name="P4"/>
      <text:p text:style-name="P4">2. Objetivo do capítulo</text:p>
      <text:p text:style-name="P5"><text:tab/><text:span text:style-name="T8">O capítulo foca na estimação de performance em programas paralelos, em que aborda métodos para estimar esta temporização. Entende-se a ineficiência em detalhe dos métodos já praticados em sistemas seriais no contexto paralelo, sendo que mais vale a pena um modelo empírico. Embora focado na velocidade de processamento, há outras variáveis que interferem na validação do programa, como o <text:s/>custo para construí-lo. Deve-se analisar o custo de construção de um programa para justificar se vale ou não a pena melhorar sua performance.</text:span></text:p>
      <text:p text:style-name="P4"/>
      <text:p text:style-name="P4">3. Resumo do capítulo</text:p>
      <text:p text:style-name="P6"><text:tab/><text:span text:style-name="T5">Para estimar a performance de um programa paralelo, deve-se seguir uma série de passos. Que são desenvolver a fórmula do tempo de execução e usá-lo em pedaços de interesse do código. Faça a análise serial no pedaço de interesse, tomando a temporização de nuâncias. Tome diferenças e meça a velocidade.</text:span></text:p>
      <text:p text:style-name="P16"><text:tab/>Para possibilitar a medição da temporização, usa-se MPI_Barrier para sincronizar processos e MPI_Wtime para medir tempo decorrido. </text:p>
      <text:p text:style-name="P7"><text:span text:style-name="T4"><text:tab/></text:span><text:span text:style-name="T6">int MPI_Barrier(MPI_Comm comm /*in*/)</text:span></text:p>
      <text:p text:style-name="P9"><text:span text:style-name="T4"><text:tab/></text:span><text:span text:style-name="T3">double MPI_Wtime(void)</text:span></text:p>
      <text:p text:style-name="P4"/>
      <text:p text:style-name="P4">4. Solução dos exercícios</text:p>
      <text:p text:style-name="P12"/>
      <text:p text:style-name="P12"><text:span text:style-name="T11">1. Existem exemplos em que S(n,p) &gt; p, exibindo aceleração superlinear. Cite um programa dessa forma.</text:span></text:p>
      <text:p text:style-name="P20">Pode haver aceleração linear em algoritmos de busca que usem procura por registros independentes. <text:s/>Cada processador pode ficar responsável por uma quantidade de índices, e quanto mais processadores menor a quantidade de índices por processador e em menor tempo se encontra o índice correto.</text:p>
      <text:p text:style-name="P10"/>
      <text:p text:style-name="P17">5. Programas</text:p>
      <text:p text:style-name="P17"/>
      <text:p text:style-name="P19">1. <text:span text:style-name="T12">Pequeno programa para estimar tempos do sistema.</text:span></text:p>
      <text:p text:style-name="P21">Programa feito como um modelo do helloWorld paralelo.</text:p>
      <text:p text:style-name="P8"/>
      <text:p text:style-name="P4">6. Conclusão</text:p>
      <text:p text:style-name="P11"><text:tab/><text:span text:style-name="T9">Foram abordadas formas de se estimar a performance em sistemas paralelos, sendo que foi feita uma comparação com os métodos já conhecidos e o modelo serial. Além disso, tomou-se em conta as variáveis usadas no quesito performance, como a velocidade e o custo para se alcançar um menor tempo de execução. Apresentou-se também as função </text:span><text:span text:style-name="T2">MPI_Barrier</text:span><text:span text:style-name="T9"> e </text:span><text:span text:style-name="T2">MPI_Wtime </text:span><text:span text:style-name="T10">para sincronizar processos e medir tempo decorrido. </text:span></text:p>
      <text:p text:style-name="P4"/>
      <text:p text:style-name="P4">7. Referências consultadas</text:p>
      <text:p text:style-name="P13"><text:tab/><text:span text:style-name="T1">Parallel Programming with MPI by Peter Pacheco ; Performance – chapter eleven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08:25:38.651600442</meta:creation-date>
    <dc:date>2016-11-07T21:14:32.263510648</dc:date>
    <meta:editing-duration>PT23H9M2S</meta:editing-duration>
    <meta:editing-cycles>538</meta:editing-cycles>
    <meta:generator>LibreOffice/5.1.4.2$Linux_X86_64 LibreOffice_project/10m0$Build-2</meta:generator>
    <meta:document-statistic meta:table-count="0" meta:image-count="0" meta:object-count="0" meta:page-count="1" meta:paragraph-count="21" meta:word-count="340" meta:character-count="2236" meta:non-whitespace-character-count="1903"/>
  </office:meta>
</office:document-meta>
</file>